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9afd6" officeooo:paragraph-rsid="0009afd6"/>
    </style:style>
    <style:style style:name="P2" style:family="paragraph" style:parent-style-name="Standard">
      <style:text-properties officeooo:rsid="0009afd6" officeooo:paragraph-rsid="0009afd6"/>
    </style:style>
    <style:style style:name="P3" style:family="paragraph" style:parent-style-name="Standard">
      <style:text-properties officeooo:rsid="000d54d5" officeooo:paragraph-rsid="000d54d5"/>
    </style:style>
    <style:style style:name="T1" style:family="text">
      <style:text-properties officeooo:rsid="000a0bd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0bda" style:font-weight-asian="bold" style:font-weight-complex="bold"/>
    </style:style>
    <style:style style:name="T4" style:family="text">
      <style:text-properties officeooo:rsid="000ef6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age des disques</text:h>
      <text:p text:style-name="P1"/>
      <text:p text:style-name="P1"><text:span text:style-name="T2">lshw</text:span>: paquet à installer, JSON invalide, XML laborieux à parser, droits root requis.</text:p>
      <text:p text:style-name="P1"><text:span text:style-name="T3">l</text:span><text:span text:style-name="T2">sblk</text:span>: paquet util-linux, pas de résultat en JSON, manque d'informations (à quel disque appartient quelle partition?)</text:p>
      <text:p text:style-name="P1"/>
      <text:p text:style-name="P3"><text:span text:style-name="T2">Solution </text:span>: librairie ruby C native, se basant sur les source de lsbl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9T09:17:21.180918037</meta:creation-date>
    <dc:date>2014-04-29T09:24:09.537402055</dc:date>
    <meta:editing-duration>PT1M23S</meta:editing-duration>
    <meta:editing-cycles>6</meta:editing-cycles>
    <meta:generator>LibreOffice/4.1.3.2$Linux_X86_64 LibreOffice_project/410m0$Build-2</meta:generator>
    <meta:document-statistic meta:table-count="0" meta:image-count="0" meta:object-count="0" meta:page-count="1" meta:paragraph-count="4" meta:word-count="45" meta:character-count="290" meta:non-whitespace-character-count="249"/>
  </office:meta>
</office:document-meta>
</file>